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8.653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3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.778cm" svg:height="1.816cm" svg:x="9.91cm" svg:y="18.958cm">
          <text:p text:style-name="P5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6.715cm" svg:y1="19.923cm" svg:x2="9.89cm" svg:y2="19.923cm">
          <text:p/>
        </draw:lin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senzing/phppg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9.255cm" svg:y1="15.859cm" svg:x2="6.08cm" svg:y2="18.653cm">
          <text:p/>
        </draw:line>
        <draw:custom-shape draw:style-name="gr3" draw:text-style-name="P4" draw:layer="layout" svg:width="5.08cm" svg:height="2.54cm" svg:x="1.635cm" svg:y="9.71cm">
          <text:p text:style-name="P1"><text:span text:style-name="T1">Docker container:</text:span><text:span text:style-name="T1"><text:line-break/></text:span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445cm" svg:height="0.762cm" svg:x="1.862cm" svg:y="11.3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922cm" svg:x2="5.445cm" svg:y2="15.605cm">
          <text:p/>
        </draw:line>
        <draw:line draw:style-name="gr7" draw:text-style-name="P8" draw:layer="layout" svg:x1="5.445cm" svg:y1="7.342cm" svg:x2="5.445cm" svg:y2="11.287cm">
          <text:p/>
        </draw:line>
        <draw:custom-shape draw:style-name="gr1" draw:text-style-name="P2" draw:layer="layout" svg:width="6.35cm" svg:height="3.81cm" svg:x="1.013cm" svg:y="26.401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613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714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94cm" svg:x2="5.459cm" svg:y2="28.9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9-07T17:49:11.958132522</dc:date>
    <meta:editing-duration>PT2H2M52S</meta:editing-duration>
    <meta:editing-cycles>34</meta:editing-cycles>
    <meta:generator>LibreOffice/6.0.7.3$Linux_X86_64 LibreOffice_project/00m0$Build-3</meta:generator>
    <meta:document-statistic meta:object-count="36"/>
  </office:meta>
</office:document-meta>
</file>